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</office:font-face-decls>
  <office:automatic-styles>
    <style:style style:name="P1" style:family="paragraph" style:parent-style-name="Standard">
      <style:text-properties officeooo:rsid="001248af" officeooo:paragraph-rsid="001248af"/>
    </style:style>
    <style:style style:name="P2" style:family="paragraph" style:parent-style-name="Standard">
      <style:text-properties officeooo:rsid="00138d18" officeooo:paragraph-rsid="00138d18"/>
    </style:style>
    <style:style style:name="P3" style:family="paragraph" style:parent-style-name="Standard">
      <style:text-properties officeooo:rsid="00151af1" officeooo:paragraph-rsid="00151af1"/>
    </style:style>
    <style:style style:name="P4" style:family="paragraph" style:parent-style-name="Standard" style:list-style-name="L1">
      <style:text-properties officeooo:rsid="00151af1" officeooo:paragraph-rsid="00151af1"/>
    </style:style>
    <style:style style:name="P5" style:family="paragraph" style:parent-style-name="Standard" style:list-style-name="L1">
      <style:text-properties officeooo:paragraph-rsid="00151af1"/>
    </style:style>
    <style:style style:name="T1" style:family="text">
      <style:text-properties officeooo:rsid="00151af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docker run hello-world – создание контейнера с именем hello-world</text:p>
      <text:p text:style-name="P1">sudo docker image – показывает все образы докер-контейнеров </text:p>
      <text:p text:style-name="P1"/>
      <text:p text:style-name="P2">docker run -d –name my_nginx nginx </text:p>
      <text:p text:style-name="P2"/>
      <text:p text:style-name="P3">Этапы создания образов докер-контейнеров</text:p>
      <text:list xml:id="list1292919507" text:style-name="L1">
        <text:list-item>
          <text:p text:style-name="P5"><text:span text:style-name="T1">Для создания образа необходим Dockerfile</text:span></text:p>
        </text:list-item>
        <text:list-item>
          <text:p text:style-name="P4">Обычно Dockerfile помещают в корне папки приложения</text:p>
        </text:list-item>
        <text:list-item>
          <text:p text:style-name="P4">Dockerfile содержит интсрукции по созданию образа</text:p>
        </text:list-item>
        <text:list-item>
          <text:p text:style-name="P4">При создании образа можно указать имя и тег для образа</text:p>
        </text:list-item>
        <text:list-item>
          <text:p text:style-name="P4">На основании образа можно создавать контейнеры</text:p>
        </text:list-item>
        <text:list-item>
          <text:p text:style-name="P4"/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16:00.576388764</meta:creation-date>
    <meta:generator>LibreOffice/7.3.7.2$Linux_X86_64 LibreOffice_project/30$Build-2</meta:generator>
    <dc:date>2024-08-14T21:55:11.818064487</dc:date>
    <meta:editing-duration>PT3H16M50S</meta:editing-duration>
    <meta:editing-cycles>1</meta:editing-cycles>
    <meta:document-statistic meta:table-count="0" meta:image-count="0" meta:object-count="0" meta:page-count="1" meta:paragraph-count="10" meta:word-count="66" meta:character-count="451" meta:non-whitespace-character-count="396"/>
  </office:meta>
</office:document-meta>
</file>